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izer.nextToken(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izer.Tokenizer( String str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Tokenize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hasMoreToke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izer.Tokenizer( String str , String delim , boolean return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izer.tokenize( String str , String delim , boolean return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izer.countToke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izer.Tokenizer( String str , cha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nextToke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keniz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